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 style:list-style-name="WWNum1">
      <style:paragraph-properties fo:margin-left="1.259cm" fo:margin-right="0cm" fo:margin-top="0cm" fo:margin-bottom="0cm" style:contextual-spacing="true" fo:line-height="100%" fo:text-indent="-0.63cm" style:auto-text-indent="false">
        <style:tab-stops>
          <style:tab-stop style:position="6.267cm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master-page-name="First_20_Page">
      <style:paragraph-properties fo:text-align="center" style:justify-single-word="false" style:page-number="auto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14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style:contextual-spacing="false" fo:line-height="100%">
        <style:tab-stops>
          <style:tab-stop style:position="6.267cm"/>
        </style:tab-stops>
      </style:paragraph-properties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margin-top="0cm" fo:margin-bottom="0cm" style:contextual-spacing="false" fo:line-height="80%" fo:text-align="justify" style:justify-single-word="false"/>
    </style:style>
    <style:style style:name="P20" style:family="paragraph" style:parent-style-name="Standard">
      <style:paragraph-properties fo:margin-top="0cm" fo:margin-bottom="0cm" style:contextual-spacing="false" style:line-height-at-least="0.032cm" fo:text-align="justify" style:justify-single-word="false"/>
    </style:style>
    <style:style style:name="P21" style:family="paragraph" style:parent-style-name="Standard">
      <style:text-properties officeooo:paragraph-rsid="000ed6db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ed6db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language="en" fo:country="US" style:font-name-complex="Times New Roman1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fo:color="#000000" loext:opacity="100%" style:font-name="Times New Roman" fo:font-size="14pt" officeooo:rsid="000ed6db" style:font-name-asian="Times New Roman1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5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16" style:family="text">
      <style:text-properties style:use-window-font-color="true" loext:opacity="0%" style:font-name="Times New Roman" fo:font-size="14pt" officeooo:rsid="000ed6db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Московский Авиационный Институт</text:span></text:p>
      <text:p text:style-name="P3"><text:span text:style-name="T1">(Национальный Исследовательский Университет)</text:span></text:p>
      <text:p text:style-name="P5"/>
      <text:p text:style-name="P3"><text:span text:style-name="T1">Факультет информационных технологий и прикладной математики</text:span></text:p>
      <text:p text:style-name="P3"><text:span text:style-name="T1">Кафедра вычислительной математики и программирования</text:span></text:p>
      <text:p text:style-name="P6"/>
      <text:p text:style-name="P6"/>
      <text:p text:style-name="P3"><text:span text:style-name="T3">Лабораторная работа №</text:span><text:span text:style-name="T6">8</text:span><text:span text:style-name="T3"> по курсу</text:span><text:span text:style-name="T4"> </text:span></text:p>
      <text:p text:style-name="P3"><text:span text:style-name="T5">«Операционные системы»</text:span></text:p>
      <text:p text:style-name="Standard"><text:span text:style-name="T3"><text:tab/></text:span></text:p>
      <text:p text:style-name="P3"><text:span text:style-name="T4">ДИАГНОСТИКА ПРОГРАММНОГО ОБЕСПЕЧЕНИЯ</text:span></text:p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12">Студент: </text:span><text:span text:style-name="T13">Маношин Виталий Дмитриевич</text:span></text:p>
      <text:p text:style-name="P14"><text:span text:style-name="T12">Группа: М8О–2</text:span><text:span text:style-name="T13">10</text:span><text:span text:style-name="T12">Б–2</text:span><text:span text:style-name="T13">2</text:span></text:p>
      <text:p text:style-name="P13"><text:span text:style-name="T12">Преподаватель: Соколов Андрей Алексеевич</text:span></text:p>
      <text:p text:style-name="P13"><text:span text:style-name="T12">Оценка: __________ </text:span></text:p>
      <text:p text:style-name="P13"><text:span text:style-name="T12">Дата: __________</text:span></text:p>
      <text:p text:style-name="P13"><text:span text:style-name="T12">Подпись: __________</text:span></text:p>
      <text:p text:style-name="P11"/>
      <text:p text:style-name="P12"/>
      <text:p text:style-name="P12"/>
      <text:p text:style-name="P15"><text:span text:style-name="T12">Москва, 2023.</text:span></text:p>
      <text:p text:style-name="P6"/>
      <text:p text:style-name="P3"><text:soft-page-break/><text:span text:style-name="T3">Постановка задачи</text:span></text:p>
      <text:h text:style-name="Heading_20_2" text:outline-level="2"><text:span text:style-name="T15">Цель работы</text:span></text:h>
      <text:p text:style-name="P17"><text:span text:style-name="T1">Целью является приобретение практических навыков диагностики работы программного обеспечения </text:span><text:span text:style-name="T2">при помощи утилиты strace</text:span><text:span text:style-name="T1">.</text:span></text:p>
      <text:h text:style-name="Heading_20_2" text:outline-level="2"><text:span text:style-name="T15">Задание</text:span></text:h>
      <text:p text:style-name="P18"><text:span text:style-name="T1">При выполнении лабораторных работ по курсу ОС необходимо продемонстрировать ключевые системные вызовы, которые в них используются (на примере лабораторной работы №2).</text:span></text:p>
      <text:h text:style-name="Heading_20_2" text:outline-level="2"><text:span text:style-name="T15">Общие сведения </text:span></text:h>
      <text:p text:style-name="P16"><text:span text:style-name="T12">Диагностика программы с помощью системного вызовы </text:span><text:span text:style-name="T14">strace</text:span><text:span text:style-name="T12">.</text:span></text:p>
      <text:list xml:id="list1866916627" text:style-name="WWNum1">
        <text:list-item>
          <text:p text:style-name="P2"><text:span text:style-name="T7">mmap</text:span><text:span text:style-name="T1"> – отражает файлы в памяти.</text:span></text:p>
        </text:list-item>
        <text:list-item>
          <text:p text:style-name="P2"><text:span text:style-name="T7">openat</text:span><text:span text:style-name="T4"> </text:span><text:span text:style-name="T1">– возвращает файловый дескриптор для использования в других системных вызовах.</text:span></text:p>
        </text:list-item>
        <text:list-item>
          <text:p text:style-name="P2"><text:span text:style-name="T7">newfstat</text:span><text:span text:style-name="T4"> </text:span><text:span text:style-name="T1">– возвращает информацию о файле.</text:span></text:p>
        </text:list-item>
        <text:list-item>
          <text:p text:style-name="P2"><text:span text:style-name="T7">clone</text:span><text:span text:style-name="T4">3 </text:span><text:span text:style-name="T1">– создает новый процесс с новым </text:span><text:span text:style-name="T8">pid</text:span><text:span text:style-name="T1">.</text:span></text:p>
        </text:list-item>
      </text:list>
      <text:p text:style-name="P8"/>
      <text:h text:style-name="Heading_20_2" text:outline-level="2"><text:span text:style-name="T15">Основные файлы программы</text:span></text:h>
      <text:p text:style-name="P19"><text:span text:style-name="T1">Системный вызов strace проводится на файле main.cpp из лабораторной работа №2.</text:span></text:p>
      <text:h text:style-name="Heading_20_2" text:outline-level="2"><text:span text:style-name="T15">Пример работы</text:span></text:h>
      <text:p text:style-name="P20"><text:span text:style-name="T9">execve</text:span><text:span text:style-name="T10">("./</text:span><text:span text:style-name="T9">a</text:span><text:span text:style-name="T10">.</text:span><text:span text:style-name="T9">out</text:span><text:span text:style-name="T10">", ["./</text:span><text:span text:style-name="T9">a</text:span><text:span text:style-name="T10">.</text:span><text:span text:style-name="T9">out</text:span><text:span text:style-name="T10">", "5"], 0</text:span><text:span text:style-name="T9">x</text:span><text:span text:style-name="T10">7</text:span><text:span text:style-name="T9">ffc</text:span><text:span text:style-name="T10">8</text:span><text:span text:style-name="T9">d</text:span><text:span text:style-name="T10">4</text:span><text:span text:style-name="T9">ebc</text:span><text:span text:style-name="T10">28 /* 45 </text:span><text:span text:style-name="T9">vars</text:span><text:span text:style-name="T10"> */) = 0</text:span></text:p>
      <text:p text:style-name="P20"><text:span text:style-name="T9">brk(NULL) = 0x55ec6f625000</text:span></text:p>
      <text:p text:style-name="P20"><text:span text:style-name="T9">arch_prctl(0x3001 /* ARCH_??? */, 0x7ffe33c50a30) = -1 EINVAL (Недопустимый аргумент)</text:span></text:p>
      <text:p text:style-name="P20"><text:span text:style-name="T9">mmap(NULL, 8192, PROT_READ|PROT_WRITE, MAP_PRIVATE|MAP_ANONYMOUS, -1, 0) = 0x7fe351af4000</text:span></text:p>
      <text:p text:style-name="P20"><text:span text:style-name="T9">access("/etc/ld.so.preload", R_OK) = -1 ENOENT (Нет такого файла или каталога)</text:span></text:p>
      <text:p text:style-name="P20"><text:span text:style-name="T9">openat(AT_FDCWD, "/etc/ld.so.cache", O_RDONLY|O_CLOEXEC) = 3</text:span></text:p>
      <text:p text:style-name="P20"><text:span text:style-name="T9">newfstatat(3, "", {st_mode=S_IFREG|0644, st_size=67115, ...}, AT_EMPTY_PATH) = 0</text:span></text:p>
      <text:p text:style-name="P20"><text:span text:style-name="T9">mmap(NULL, 67115, PROT_READ, MAP_PRIVATE, 3, 0) = 0x7fe351ae3000</text:span></text:p>
      <text:p text:style-name="P20"><text:span text:style-name="T9">close(3) = 0</text:span></text:p>
      <text:p text:style-name="P20"><text:span text:style-name="T9">openat(AT_FDCWD, "/lib/x86_64-linux-gnu/libstdc++.so.6", O_RDONLY|O_CLOEXEC) = 3</text:span></text:p>
      <text:p text:style-name="P20"><text:span text:style-name="T9">read(3, "\177ELF\2\1\1\3\0\0\0\0\0\0\0\0\3\0&gt;\0\1\0\0\0\0\0\0\0\0\0\0\0"..., 832) = 832</text:span></text:p>
      <text:p text:style-name="P20"><text:span text:style-name="T9">newfstatat(3, "", {st_mode=S_IFREG|0644, st_size=2260296, ...}, AT_EMPTY_PATH) = 0</text:span></text:p>
      <text:p text:style-name="P20"><text:span text:style-name="T9">mmap(NULL, 2275520, PROT_READ, MAP_PRIVATE|MAP_DENYWRITE, 3, 0) = 0x7fe351800000</text:span></text:p>
      <text:p text:style-name="P20"><text:span text:style-name="T9">mprotect(0x7fe35189a000, 1576960, PROT_NONE) = 0</text:span></text:p>
      <text:p text:style-name="P20"><text:span text:style-name="T9">mmap(0x7fe35189a000, 1118208, PROT_READ|PROT_EXEC, MAP_PRIVATE|MAP_FIXED|MAP_DENYWRITE, 3, 0x9a000) = 0x7fe35189a000</text:span></text:p>
      <text:p text:style-name="P20"><text:span text:style-name="T9">mmap(0x7fe3519ab000, 454656, PROT_READ, MAP_PRIVATE|MAP_FIXED|MAP_DENYWRITE, 3, 0x1ab000) = 0x7fe3519ab000</text:span></text:p>
      <text:p text:style-name="P20"><text:span text:style-name="T9">mmap(0x7fe351a1b000, 57344, PROT_READ|PROT_WRITE, MAP_PRIVATE|MAP_FIXED|MAP_DENYWRITE, 3, 0x21a000) = 0x7fe351a1b000</text:span></text:p>
      <text:p text:style-name="P20"><text:span text:style-name="T9">mmap(0x7fe351a29000, 10432, PROT_READ|PROT_WRITE, MAP_PRIVATE|MAP_FIXED|MAP_ANONYMOUS, -1, 0) = 0x7fe351a29000</text:span></text:p>
      <text:p text:style-name="P20"><text:span text:style-name="T9">close(3) = 0</text:span></text:p>
      <text:p text:style-name="P20"><text:span text:style-name="T9">openat(AT_FDCWD, "/lib/x86_64-linux-gnu/libgcc_s.so.1", O_RDONLY|O_CLOEXEC) = 3</text:span></text:p>
      <text:p text:style-name="P20"><text:span text:style-name="T9">read(3, "\177ELF\2\1\1\0\0\0\0\0\0\0\0\0\3\0&gt;\0\1\0\0\0\0\0\0\0\0\0\0\0"..., 832) = 832</text:span></text:p>
      <text:p text:style-name="P20"><text:soft-page-break/><text:span text:style-name="T9">newfstatat(3, "", {st_mode=S_IFREG|0644, st_size=125488, ...}, AT_EMPTY_PATH) = 0</text:span></text:p>
      <text:p text:style-name="P20"><text:span text:style-name="T9">mmap(NULL, 127720, PROT_READ, MAP_PRIVATE|MAP_DENYWRITE, 3, 0) = 0x7fe351ac3000</text:span></text:p>
      <text:p text:style-name="P20"><text:span text:style-name="T9">mmap(0x7fe351ac6000, 94208, PROT_READ|PROT_EXEC, MAP_PRIVATE|MAP_FIXED|MAP_DENYWRITE, 3, 0x3000) = 0x7fe351ac6000</text:span></text:p>
      <text:p text:style-name="P20"><text:span text:style-name="T9">mmap(0x7fe351add000, 16384, PROT_READ, MAP_PRIVATE|MAP_FIXED|MAP_DENYWRITE, 3, 0x1a000) = 0x7fe351add000</text:span></text:p>
      <text:p text:style-name="P20"><text:span text:style-name="T9">mmap(0x7fe351ae1000, 8192, PROT_READ|PROT_WRITE, MAP_PRIVATE|MAP_FIXED|MAP_DENYWRITE, 3, 0x1d000) = 0x7fe351ae1000</text:span></text:p>
      <text:p text:style-name="P20"><text:span text:style-name="T9">close(3) = 0</text:span></text:p>
      <text:p text:style-name="P20"><text:span text:style-name="T9">openat(AT_FDCWD, "/lib/x86_64-linux-gnu/libc.so.6", O_RDONLY|O_CLOEXEC) = 3</text:span></text:p>
      <text:p text:style-name="P20"><text:span text:style-name="T9">read(3, "\177ELF\2\1\1\3\0\0\0\0\0\0\0\0\3\0&gt;\0\1\0\0\0P\237\2\0\0\0\0\0"..., 832) = 832</text:span></text:p>
      <text:p text:style-name="P20"><text:span text:style-name="T9">pread64(3, "\6\0\0\0\4\0\0\0@\0\0\0\0\0\0\0@\0\0\0\0\0\0\0@\0\0\0\0\0\0\0"..., 784, 64) = 784</text:span></text:p>
      <text:p text:style-name="P20"><text:span text:style-name="T9">pread64(3, "\4\0\0\0 \0\0\0\5\0\0\0GNU\0\2\0\0\300\4\0\0\0\3\0\0\0\0\0\0\0"..., 48, 848) = 48</text:span></text:p>
      <text:p text:style-name="P20"><text:span text:style-name="T9">pread64(3, "\4\0\0\0\24\0\0\0\3\0\0\0GNU\0 =\340\2563\265?\356\25x\261\27\313A#\350"..., 68, 896) = 68</text:span></text:p>
      <text:p text:style-name="P20"><text:span text:style-name="T9">newfstatat(3, "", {st_mode=S_IFREG|0755, st_size=2216304, ...}, AT_EMPTY_PATH) = 0</text:span></text:p>
      <text:p text:style-name="P20"><text:span text:style-name="T9">pread64(3, "\6\0\0\0\4\0\0\0@\0\0\0\0\0\0\0@\0\0\0\0\0\0\0@\0\0\0\0\0\0\0"..., 784, 64) = 784</text:span></text:p>
      <text:p text:style-name="P20"><text:span text:style-name="T9">mmap(NULL, 2260560, PROT_READ, MAP_PRIVATE|MAP_DENYWRITE, 3, 0) = 0x7fe351400000</text:span></text:p>
      <text:p text:style-name="P20"><text:span text:style-name="T9">mmap(0x7fe351428000, 1658880, PROT_READ|PROT_EXEC, MAP_PRIVATE|MAP_FIXED|MAP_DENYWRITE, 3, 0x28000) = 0x7fe351428000</text:span></text:p>
      <text:p text:style-name="P20"><text:span text:style-name="T9">mmap(0x7fe3515bd000, 360448, PROT_READ, MAP_PRIVATE|MAP_FIXED|MAP_DENYWRITE, 3, 0x1bd000) = 0x7fe3515bd000</text:span></text:p>
      <text:p text:style-name="P20"><text:span text:style-name="T9">mmap(0x7fe351615000, 24576, PROT_READ|PROT_WRITE, MAP_PRIVATE|MAP_FIXED|MAP_DENYWRITE, 3, 0x214000) = 0x7fe351615000</text:span></text:p>
      <text:p text:style-name="P20"><text:span text:style-name="T9">mmap(0x7fe35161b000, 52816, PROT_READ|PROT_WRITE, MAP_PRIVATE|MAP_FIXED|MAP_ANONYMOUS, -1, 0) = 0x7fe35161b000</text:span></text:p>
      <text:p text:style-name="P20"><text:span text:style-name="T9">close(3) = 0</text:span></text:p>
      <text:p text:style-name="P20"><text:span text:style-name="T9">openat(AT_FDCWD, "/lib/x86_64-linux-gnu/libm.so.6", O_RDONLY|O_CLOEXEC) = 3</text:span></text:p>
      <text:p text:style-name="P20"><text:span text:style-name="T9">read(3, "\177ELF\2\1\1\3\0\0\0\0\0\0\0\0\3\0&gt;\0\1\0\0\0\0\0\0\0\0\0\0\0"..., 832) = 832</text:span></text:p>
      <text:p text:style-name="P20"><text:span text:style-name="T9">newfstatat(3, "", {st_mode=S_IFREG|0644, st_size=940560, ...}, AT_EMPTY_PATH) = 0</text:span></text:p>
      <text:p text:style-name="P20"><text:span text:style-name="T9">mmap(NULL, 942344, PROT_READ, MAP_PRIVATE|MAP_DENYWRITE, 3, 0) = 0x7fe351719000</text:span></text:p>
      <text:p text:style-name="P20"><text:span text:style-name="T9">mmap(0x7fe351727000, 507904, PROT_READ|PROT_EXEC, MAP_PRIVATE|MAP_FIXED|MAP_DENYWRITE, 3, 0xe000) = 0x7fe351727000</text:span></text:p>
      <text:p text:style-name="P20"><text:span text:style-name="T9">mmap(0x7fe3517a3000, 372736, PROT_READ, MAP_PRIVATE|MAP_FIXED|MAP_DENYWRITE, 3, 0x8a000) = 0x7fe3517a3000</text:span></text:p>
      <text:p text:style-name="P20"><text:span text:style-name="T9">mmap(0x7fe3517fe000, 8192, PROT_READ|PROT_WRITE, MAP_PRIVATE|MAP_FIXED|MAP_DENYWRITE, 3, 0xe4000) = 0x7fe3517fe000</text:span></text:p>
      <text:p text:style-name="P20"><text:span text:style-name="T9">close(3) = 0</text:span></text:p>
      <text:p text:style-name="P20"><text:span text:style-name="T9">mmap(NULL, 8192, PROT_READ|PROT_WRITE, MAP_PRIVATE|MAP_ANONYMOUS, -1, 0) = 0x7fe351ac1000</text:span></text:p>
      <text:p text:style-name="P20"><text:span text:style-name="T9">arch_prctl(ARCH_SET_FS, 0x7fe351ac23c0) =</text:span></text:p>
      <text:p text:style-name="P20"><text:span text:style-name="T9">0</text:span></text:p>
      <text:p text:style-name="P20"><text:span text:style-name="T9">set_tid_address(0x7fe351ac2690) = 9893</text:span></text:p>
      <text:p text:style-name="P20"><text:span text:style-name="T9">set_robust_list(0x7fe351ac26a0, 24) = 0</text:span></text:p>
      <text:p text:style-name="P20"><text:span text:style-name="T9">rseq(0x7fe351ac2d60, 0x20, 0, 0x53053053) = 0</text:span></text:p>
      <text:p text:style-name="P20"><text:span text:style-name="T9">mprotect(0x7fe351615000, 16384, PROT_READ) = 0</text:span></text:p>
      <text:p text:style-name="P20"><text:span text:style-name="T9">mprotect(0x7fe3517fe000, 4096, PROT_READ) = 0</text:span></text:p>
      <text:p text:style-name="P20"><text:span text:style-name="T9">mprotect(0x7fe351ae1000, 4096, PROT_READ) = 0</text:span></text:p>
      <text:p text:style-name="P20"><text:span text:style-name="T9">mmap(NULL, 8192, PROT_READ|PROT_WRITE, MAP_PRIVATE|MAP_ANONYMOUS, -1, 0) = 0x7fe351abf000</text:span></text:p>
      <text:p text:style-name="P20"><text:span text:style-name="T9">mprotect(0x7fe351a1b000, 45056, PROT_READ) = 0</text:span></text:p>
      <text:p text:style-name="P20"><text:span text:style-name="T9">mprotect(0x55ec6ea4e000, 4096, PROT_READ) = 0</text:span></text:p>
      <text:p text:style-name="P20"><text:span text:style-name="T9">mprotect(0x7fe351b2e000, 8192, PROT_READ) = 0</text:span></text:p>
      <text:p text:style-name="P20"><text:span text:style-name="T9">prlimit64(0, RLIMIT_STACK, NULL, {rlim_cur=8192*1024, rlim_max=RLIM64_INFINITY}) = 0</text:span></text:p>
      <text:p text:style-name="P20"><text:span text:style-name="T9">munmap(0x7fe351ae3000, 67115) = 0</text:span></text:p>
      <text:p text:style-name="P20"><text:span text:style-name="T9">getrandom("\x43\xe0\xeb\x07\x07\x13\xbf\xb1", 8, GRND_NONBLOCK) = 8</text:span></text:p>
      <text:p text:style-name="P20"><text:span text:style-name="T9">brk(NULL) = 0x55ec6f625000</text:span></text:p>
      <text:p text:style-name="P20"><text:soft-page-break/><text:span text:style-name="T9">brk(0x55ec6f646000) = 0x55ec6f646000</text:span></text:p>
      <text:p text:style-name="P20"><text:span text:style-name="T9">futex(0x7fe351a2977c, FUTEX_WAKE_PRIVATE, 2147483647) = 0</text:span></text:p>
      <text:p text:style-name="P20"><text:span text:style-name="T9">newfstatat(0, "", {st_mode=S_IFCHR|0620, st_rdev=makedev(0x88, 0x3), ...}, AT_EMPTY_PATH) = 0</text:span></text:p>
      <text:p text:style-name="P20"><text:span text:style-name="T9">read(0, string s</text:span></text:p>
      <text:p text:style-name="P20"><text:span text:style-name="T9">"string s\n", 1024) = 9</text:span></text:p>
      <text:p text:style-name="P20"><text:span text:style-name="T9">rt_sigaction(SIGRT_1, {sa_handler=0x7fe351491870, sa_mask=[], sa_flags=SA_RESTORER|SA_ONSTACK|SA_RESTART|SA_SIGINFO, sa_restorer=0x7fe351442520}, NULL, 8) = 0</text:span></text:p>
      <text:p text:style-name="P20"><text:span text:style-name="T9">rt_sigprocmask(SIG_UNBLOCK, [RTMIN RT_1], NULL, 8) = 0</text:span></text:p>
      <text:p text:style-name="P20"><text:span text:style-name="T9">mmap(NULL, 8392704, PROT_NONE, MAP_PRIVATE|MAP_ANONYMOUS|MAP_STACK, -1, 0) = 0x7fe350bff000</text:span></text:p>
      <text:p text:style-name="P20"><text:span text:style-name="T9">mprotect(0x7fe350c00000, 8388608, PROT_READ|PROT_WRITE) = 0</text:span></text:p>
      <text:p text:style-name="P20"><text:span text:style-name="T9">rt_sigprocmask(SIG_BLOCK, ~[], [], 8) = 0</text:span></text:p>
      <text:p text:style-name="P20"><text:span text:style-name="T9">clone3({flags=CLONE_VM|CLONE_FS|CLONE_FILES|CLONE_SIGHAND|CLONE_THREAD|CLONE_SYSVSEM|CLONE_SETTLS|CLONE_PARENT_SETTID|CLONE_CHILD_CLEARTID, child_tid=0x7fe3513ff910, parent_tid=0x7fe3513ff910, exit_signal=0, stack=0x7fe350bff000, stack_size=0x7fff00, tls=0x7fe3513ff640} =&gt; {parent_tid=[9894]}, 88) = 9894</text:span></text:p>
      <text:p text:style-name="P20"><text:span text:style-name="T9">rt_sigprocmask(SIG_SETMASK, [], NULL, 8) = 0</text:span></text:p>
      <text:p text:style-name="P20"><text:span text:style-name="T9">mmap(NULL, 8392704, PROT_NONE, MAP_PRIVATE|MAP_ANONYMOUS|MAP_STACK, -1, 0) = 0x7fe3503fe000</text:span></text:p>
      <text:p text:style-name="P20"><text:span text:style-name="T9">mprotect(0x7fe3503ff000, 8388608, PROT_READ|PROT_WRITE) = 0</text:span></text:p>
      <text:p text:style-name="P20"><text:span text:style-name="T9">rt_sigprocmask(SIG_BLOCK, ~[], [], 8) = 0</text:span></text:p>
      <text:p text:style-name="P20"><text:span text:style-name="T9">clone3({flags=CLONE_VM|CLONE_FS|CLONE_FILES|CLONE_SIGHAND|CLONE_THREAD|CLONE_SYSVSEM|CLONE_SETTLS|CLONE_PARENT_SETTID|CLONE_CHILD_CLEARTID, child_tid=0x7fe350bfe910, parent_tid=0x7fe350bfe910, exit_signal=0, stack=0x7fe3503fe000, stack_size=0x7fff00, tls=0x7fe350bfe640} =&gt; {parent_tid=[9895]}, 88) = 9895</text:span></text:p>
      <text:p text:style-name="P20"><text:span text:style-name="T9">rt_sigprocmask(SIG_SETMASK, [], NULL, 8) = 0</text:span></text:p>
      <text:p text:style-name="P20"><text:span text:style-name="T9">mmap(NULL, 8392704, PROT_NONE, MAP_PRIVATE|MAP_ANONYMOUS|MAP_STACK, -1, 0) = 0x7fe34b7ff000</text:span></text:p>
      <text:p text:style-name="P20"><text:span text:style-name="T9">mprotect(0x7fe34b800000, 8388608, PROT_READ|PROT_WRITE) = 0</text:span></text:p>
      <text:p text:style-name="P20"><text:span text:style-name="T9">rt_sigprocmask(SIG_BLOCK, ~[], [], 8) = 0</text:span></text:p>
      <text:p text:style-name="P20"><text:span text:style-name="T9">clone3({flags=CLONE_VM|CLONE_FS|CLONE_FILES|CLONE_SIGHAND|CLONE_THREAD|CLONE_SYSVSEM|CLONE_SETTLS|CLONE_PARENT_SETTID|CLONE_CHILD_CLEARTID, child_tid=0x7fe34bfff910, parent_tid=0x7fe34bfff910, exit_signal=0, stack=0x7fe34b7ff000, stack_size=0x7fff00, tls=0x7fe34bfff640} =&gt; {parent_tid=[9896]}, 88) = 9896</text:span></text:p>
      <text:p text:style-name="P20"><text:span text:style-name="T9">rt_sigprocmask(SIG_SETMASK, [], NULL, 8) = 0</text:span></text:p>
      <text:p text:style-name="P20"><text:span text:style-name="T9">mmap(NULL, 8392704, PROT_NONE, MAP_PRIVATE|MAP_ANONYMOUS|MAP_STACK, -1, 0) = 0x7fe34affe000</text:span></text:p>
      <text:p text:style-name="P20"><text:span text:style-name="T9">mprotect(0x7fe34afff000, 8388608, PROT_READ|PROT_WRITE) = 0</text:span></text:p>
      <text:p text:style-name="P20"><text:span text:style-name="T9">rt_sigprocmask(SIG_BLOCK, ~[], [], 8) = 0</text:span></text:p>
      <text:p text:style-name="P20"><text:span text:style-name="T9">clone3({flags=CLONE_VM|CLONE_FS|CLONE_FILES|CLONE_SIGHAND|CLONE_THREAD|CLONE_SYSVSEM|CLONE_SETTLS|CLONE_PARENT_SETTID|CLONE_CHILD_CLEARTID, child_tid=0x7fe34b7fe910, parent_tid=0x7fe34b7fe910, exit_signal=0, stack=0x7fe34affe000, stack_size=0x7fff00, tls=0x7fe34b7fe640} =&gt; {parent_tid=[9897]}, 88) = 9897</text:span></text:p>
      <text:p text:style-name="P20"><text:span text:style-name="T9">rt_sigprocmask(SIG_SETMASK, [], NULL, 8) = 0</text:span></text:p>
      <text:p text:style-name="P20"><text:span text:style-name="T9">mmap(NULL, 8392704, PROT_NONE, MAP_PRIVATE|MAP_ANONYMOUS|MAP_STACK, -1, 0) = 0x7fe34a7fd000</text:span></text:p>
      <text:p text:style-name="P20"><text:span text:style-name="T9">mprotect(0x7fe34a7fe000, 8388608, PROT_READ|PROT_WRITE) = 0</text:span></text:p>
      <text:p text:style-name="P20"><text:span text:style-name="T9">rt_sigprocmask(SIG_BLOCK, ~[], [], 8) = 0</text:span></text:p>
      <text:p text:style-name="P20"><text:span text:style-name="T9">clone3({flags=CLONE_VM|CLONE_FS|CLONE_FILES|CLONE_SIGHAND|CLONE_THREAD|CLONE_SYSVSEM|CLONE_SETTLS|CLONE_PARENT_SETTID|CLONE_CHILD_CLEARTID, child_tid=0x7fe34affd910, parent_tid=0x7fe34affd910, exit_signal=0, stack=0x7fe34a7fd000, stack_size=0x7fff00, tls=0x7fe34affd640} =&gt; {parent_tid=[9898]}, 88) = 9898</text:span></text:p>
      <text:p text:style-name="P20"><text:span text:style-name="T9">rt_sigprocmask(SIG_SETMASK, [], NULL, 8) = 0</text:span></text:p>
      <text:p text:style-name="P20"><text:span text:style-name="T9">futex(0x7fe3513ff910, FUTEX_WAIT_BITSET|FUTEX_CLOCK_REALTIME, 9894, NULL, FUTEX_BITSET_MATCH_ANY) = 0</text:span></text:p>
      <text:p text:style-name="P20"><text:span text:style-name="T9">munmap(0x7fe350bff000, 8392704) = 0</text:span></text:p>
      <text:p text:style-name="P20"><text:span text:style-name="T9">newfstatat(1, "", {st_mode=S_IFCHR|0620, st_rdev=makedev(0x88, 0x3), ...},</text:span></text:p>
      <text:p text:style-name="P20"><text:soft-page-break/><text:span text:style-name="T9">AT_EMPTY_PATH) = 0</text:span></text:p>
      <text:p text:style-name="P20"><text:span text:style-name="T9">write(1, "5 3381892\n", 105 3381892</text:span></text:p>
      <text:p text:style-name="P20"><text:span text:style-name="T10">) = 10</text:span></text:p>
      <text:p text:style-name="P20"><text:span text:style-name="T9">write</text:span><text:span text:style-name="T10">(1, "0 \</text:span><text:span text:style-name="T9">n</text:span><text:span text:style-name="T10">", 30</text:span></text:p>
      <text:p text:style-name="P20"><text:span text:style-name="T10">) = 3</text:span></text:p>
      <text:p text:style-name="P20"><text:span text:style-name="T9">lseek</text:span><text:span text:style-name="T10">(0, -1, </text:span><text:span text:style-name="T9">SEEK</text:span><text:span text:style-name="T10">_</text:span><text:span text:style-name="T9">CUR</text:span><text:span text:style-name="T10">) = -1 </text:span><text:span text:style-name="T9">ESPIPE</text:span><text:span text:style-name="T10"> (Недопустимая операция смещения)</text:span></text:p>
      <text:p text:style-name="P20"><text:span text:style-name="T9">exit_group(0) = ?</text:span></text:p>
      <text:p text:style-name="P20"><text:span text:style-name="T9">+++ exited with 0 +++</text:span></text:p>
      <text:h text:style-name="Heading_20_2" text:outline-level="2"><text:span text:style-name="T15">Вывод</text:span></text:h>
      <text:p text:style-name="P21"><text:span text:style-name="T16">В результате выполнения данной лабораторной работы я освоил диагностику системных вызовов с помощью утилиты strace и научился отслеживать ошибки, создаваемые некорректными вызов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F" style:font-family-generic-asian="system" style:font-pitch-asian="variable" style:font-size-asian="11pt" style:language-asian="ru" style:country-asian="RU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Гиперссылка1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ndchess@gmail.com</meta:initial-creator>
    <meta:editing-cycles>9</meta:editing-cycles>
    <meta:creation-date>2023-12-25T12:49:00</meta:creation-date>
    <dc:date>2023-12-27T13:30:36.803140487</dc:date>
    <dc:language>en-US</dc:language>
    <meta:editing-duration>PT1H20M26S</meta:editing-duration>
    <meta:generator>LibreOffice/7.3.7.2$Linux_X86_64 LibreOffice_project/30$Build-2</meta:generator>
    <meta:document-statistic meta:table-count="0" meta:image-count="0" meta:object-count="0" meta:page-count="5" meta:paragraph-count="139" meta:word-count="849" meta:character-count="9600" meta:non-whitespace-character-count="88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